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Curriculum Vitae</text:h>
      <text:p text:style-name="Title">Matías Mirabelli</text:p>
      <text:p text:style-name="Horizontal_20_Line"/>
      <text:h text:style-name="Heading_20_2" text:outline-level="2">Sobre mi</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CDA (2007 - 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Globant (2009 - 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2013 - 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p text:style-name="Text_20_body"><text:span text:style-name="T2">Tecnologías: GIT, Maven, Spring MVC, Java Spark Web, Cassandra, RabbitMQ, SBT, Java, Scala, Kotlin.</text:span></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2">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2">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Educación formal</text:h>
      <text:list text:style-name="L7">
        <text:list-item>
          <text:p text:style-name="P7">Universidad Nacional de San Martín (en curso) - <text:span text:style-name="T2">Lic. en Antropología Social y Cultural</text:span></text:p>
        </text:list-item>
        <text:list-item>
          <text:p text:style-name="P7">E.N.E.T N°17 D.E. 20 (2001 - 2006) - <text:span text:style-name="T2">Técnico Electrónico</text:span></text:p>
        </text:list-item>
        <text:list-item>
          <text:p text:style-name="P7">Alfonsina Storni (Escuela Primaria)</text:p>
        </text:list-item>
      </text:list>
      <text:p text:style-name="Horizontal_20_Line"/>
      <text:h text:style-name="Heading_20_2" text:outline-level="2">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office:meta>
</office:document-meta>
</file>